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1739EE6D6D1.png" manifest:media-type="image/png"/>
  <manifest:file-entry manifest:full-path="Pictures/10000001000002C90000014D753CF8CF.png" manifest:media-type="image/png"/>
  <manifest:file-entry manifest:full-path="Pictures/10000001000001D40000002CB0BF88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4b4" officeooo:paragraph-rsid="0010d4b4"/>
    </style:style>
    <style:style style:name="P2" style:family="paragraph" style:parent-style-name="Standard">
      <style:text-properties officeooo:paragraph-rsid="0010d4b4"/>
    </style:style>
    <style:style style:name="P3" style:family="paragraph" style:parent-style-name="Standard">
      <style:text-properties officeooo:rsid="00124117" officeooo:paragraph-rsid="00124117"/>
    </style:style>
    <style:style style:name="P4" style:family="paragraph" style:parent-style-name="Standard">
      <style:text-properties officeooo:rsid="00139837" officeooo:paragraph-rsid="0013983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Вариант 12</text:p>
      <text:p text:style-name="P2"><draw:frame draw:style-name="fr1" draw:name="Изображение1" text:anchor-type="char" svg:x="2.268cm" svg:y="0.247cm" svg:width="12.383cm" svg:height="1.164cm" draw:z-index="0"><draw:image xlink:href="Pictures/10000001000001D40000002CB0BF889F.png" xlink:type="simple" xlink:show="embed" xlink:actuate="onLoad" draw:mime-type="image/png"/></draw:frame></text:p>
      <text:p text:style-name="P2"/>
      <text:p text:style-name="P2"/>
      <text:p text:style-name="P2"/>
      <text:p text:style-name="P3">1) Логическая схема</text:p>
      <text:p text:style-name="P2"/>
      <text:p text:style-name="P4"><draw:frame draw:style-name="fr2" draw:name="Изображение2" text:anchor-type="char" svg:x="-0.279cm" svg:y="0.277cm" svg:width="17cm" svg:height="7.939cm" draw:z-index="1"><draw:image xlink:href="Pictures/10000001000002C90000014D753CF8CF.png" xlink:type="simple" xlink:show="embed" xlink:actuate="onLoad" draw:mime-type="image/png"/></draw:frame><draw:frame draw:style-name="fr1" draw:name="Изображение3" text:anchor-type="char" svg:x="4.937cm" svg:y="9.13cm" svg:width="5.874cm" svg:height="9.816cm" draw:z-index="2"><draw:image xlink:href="Pictures/10000001000000DE000001739EE6D6D1.png" xlink:type="simple" xlink:show="embed" xlink:actuate="onLoad" draw:mime-type="image/png"/></draw:frame>Логическая практическая работа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3:32:24.934747912</meta:creation-date>
    <dc:date>2025-10-07T14:10:20.698280214</dc:date>
    <meta:editing-duration>PT2M13S</meta:editing-duration>
    <meta:editing-cycles>1</meta:editing-cycles>
    <meta:document-statistic meta:table-count="0" meta:image-count="3" meta:object-count="0" meta:page-count="2" meta:paragraph-count="3" meta:word-count="8" meta:character-count="60" meta:non-whitespace-character-count="54"/>
    <meta:generator>LibreOffice/25.2.6.2$Linux_X86_64 LibreOffice_project/520$Build-2</meta:generator>
  </office:meta>
</office:document-meta>
</file>